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st_salary</text:p>
          </table:table-cell>
          <table:table-cell office:value-type="string" calcext:value-type="string">
            <text:p>Purchased</text:p>
          </table:table-cell>
        </table:table-row>
        <table:table-row table:style-name="ro1">
          <table:table-cell office:value-type="float" office:value="1501289456" calcext:value-type="float">
            <text:p>1501289456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289504" calcext:value-type="float">
            <text:p>1601289504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289456" calcext:value-type="float">
            <text:p>1501289456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230893" calcext:value-type="float">
            <text:p>1501230893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48000" calcext:value-type="float">
            <text:p>4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1289345" calcext:value-type="float">
            <text:p>1401289345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289999" calcext:value-type="float">
            <text:p>1401289999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289778" calcext:value-type="float">
            <text:p>1501289778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289900" calcext:value-type="float">
            <text:p>1501289900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1289310" calcext:value-type="float">
            <text:p>1501289310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27000" calcext:value-type="float">
            <text:p>2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289000" calcext:value-type="float">
            <text:p>1701289000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289333" calcext:value-type="float">
            <text:p>1701289333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27000" calcext:value-type="float">
            <text:p>27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1289339" calcext:value-type="float">
            <text:p>1701289339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289340" calcext:value-type="float">
            <text:p>1701289340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289567" calcext:value-type="float">
            <text:p>1401289567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24000" calcext:value-type="float">
            <text:p>24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289000" calcext:value-type="float">
            <text:p>1601289000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347890" calcext:value-type="float">
            <text:p>1602347890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34000" calcext:value-type="float">
            <text:p>34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289333" calcext:value-type="float">
            <text:p>1601289333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36000" calcext:value-type="float">
            <text:p>36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1289444" calcext:value-type="float">
            <text:p>1601289444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1150" calcext:value-type="float">
            <text:p>1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289009" calcext:value-type="float">
            <text:p>1601289009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289503" calcext:value-type="float">
            <text:p>1401289503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8000" calcext:value-type="float">
            <text:p>380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20:17:12.272112760</meta:creation-date>
    <dc:date>2020-04-19T20:26:43.402941405</dc:date>
    <meta:editing-duration>PT9M31S</meta:editing-duration>
    <meta:editing-cycles>5</meta:editing-cycles>
    <meta:generator>LibreOffice/5.1.6.2$Linux_X86_64 LibreOffice_project/10m0$Build-2</meta:generator>
    <meta:document-statistic meta:table-count="1" meta:cell-count="105" meta:object-count="0"/>
  </office:meta>
</office:document-meta>
</file>